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22mm"/>
    </style:style>
    <style:style style:name="co2" style:family="table-column">
      <style:table-column-properties fo:break-before="auto" style:column-width="10.34mm"/>
    </style:style>
    <style:style style:name="co3" style:family="table-column">
      <style:table-column-properties fo:break-before="auto" style:column-width="65.1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case-sensitive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row table:style-name="ro1">
          <table:table-cell table:style-name="ce4" office:value-type="string" calcext:value-type="string" table:number-columns-spanned="8" table:number-rows-spanned="1">
            <text:p>Entropia Multiescala</text:p>
          </table:table-cell>
          <table:covered-table-cell table:style-name="ce4"/>
          <table:covered-table-cell table:style-name="ce1"/>
          <table:covered-table-cell table:style-name="ce4"/>
          <table:covered-table-cell table:style-name="ce1"/>
          <table:covered-table-cell table:style-name="ce4"/>
          <table:covered-table-cell table:number-columns-repeated="2" table:style-name="ce1"/>
          <table:table-cell table:number-columns-repeated="9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2" office:value-type="string" calcext:value-type="string" table:number-columns-spanned="2" table:number-rows-spanned="1">
            <text:p>Precision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Recall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f1</text:p>
          </table:table-cell>
          <table:covered-table-cell table:style-name="ce1"/>
          <table:table-cell table:style-name="ce1" office:value-type="string" calcext:value-type="string">
            <text:p>obs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Mpeg7_1400</text:p>
          </table:table-cell>
          <table:table-cell table:style-name="ce1" office:value-type="float" office:value="0.71" calcext:value-type="float">
            <text:p>0,71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.72" calcext:value-type="float">
            <text:p>0,72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69" calcext:value-type="float">
            <text:p>0,69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string" calcext:value-type="string">
            <text:p>N_Features = 10, K = 5, N_Fold = 10</text:p>
            <text:p/>
            <text:p/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Mpeg7_1400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73" calcext:value-type="float">
            <text:p>0,73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71" calcext:value-type="float">
            <text:p>0,71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string" calcext:value-type="string">
            <text:p>N_Features = 10, K = 3, N_Fold = 5</text:p>
            <text:p/>
            <text:p/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Kimia99</text:p>
          </table:table-cell>
          <table:table-cell table:style-name="ce1" office:value-type="float" office:value="0.86" calcext:value-type="float">
            <text:p>0,86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0.83" calcext:value-type="float">
            <text:p>0,83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0.82" calcext:value-type="float">
            <text:p>0,82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string" calcext:value-type="string">
            <text:p>N_Features = 4, K = 3, N_Fold = 3</text:p>
            <text:p/>
            <text:p/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style-name="ce6" office:value-type="string" calcext:value-type="string" table:number-columns-spanned="8" table:number-rows-spanned="1">
            <text:p>NMBE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2" office:value-type="string" calcext:value-type="string" table:number-columns-spanned="2" table:number-rows-spanned="1">
            <text:p>Precision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Recall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f1</text:p>
          </table:table-cell>
          <table:covered-table-cell table:style-name="ce1"/>
          <table:table-cell table:style-name="ce1" office:value-type="string" calcext:value-type="string">
            <text:p>obs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Mpeg7_14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.72" calcext:value-type="float">
            <text:p>0,72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68" calcext:value-type="float">
            <text:p>0,68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string" calcext:value-type="string">
            <text:p>N_Features = 10, K = 5, N_Fold = 10</text:p>
            <text:p/>
            <text:p/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Mpeg7_1400</text:p>
          </table:table-cell>
          <table:table-cell table:style-name="ce1" office:value-type="float" office:value="0.74" calcext:value-type="float">
            <text:p>0,74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73" calcext:value-type="float">
            <text:p>0,73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71" calcext:value-type="float">
            <text:p>0,71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string" calcext:value-type="string">
            <text:p>N_Features = 10, K = 3, N_Fold = 5</text:p>
            <text:p/>
            <text:p/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Kimia99</text:p>
          </table:table-cell>
          <table:table-cell table:style-name="ce1" office:value-type="float" office:value="0.84" calcext:value-type="float">
            <text:p>0,84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81" calcext:value-type="float">
            <text:p>0,81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79" calcext:value-type="float">
            <text:p>0,79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string" calcext:value-type="string">
            <text:p>N_Features = 4, K = 3, N_Fold = 3</text:p>
            <text:p/>
            <text:p/>
          </table:table-cell>
          <table:table-cell table:number-columns-repeated="9"/>
        </table:table-row>
        <table:table-row table:style-name="ro1" table:number-rows-repeated="19">
          <table:table-cell table:number-columns-repeated="17"/>
        </table:table-row>
        <table:table-row table:style-name="ro1">
          <table:table-cell table:number-columns-repeated="6"/>
          <table:table-cell table:style-name="ce3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3">00/00/0000</text:date>, <text:time style:data-style-name="N2" text:time-value="11:06:46.9128379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2:40:21.353347382</meta:creation-date>
    <dc:date>2019-05-03T11:58:42.875044220</dc:date>
    <meta:editing-duration>PT2H27M3S</meta:editing-duration>
    <meta:editing-cycles>4</meta:editing-cycles>
    <meta:generator>LibreOffice/6.0.7.3$Linux_X86_64 LibreOffice_project/00m0$Build-3</meta:generator>
    <meta:document-statistic meta:table-count="1" meta:cell-count="60" meta:object-count="0"/>
  </office:meta>
</office:document-meta>
</file>